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322cm" fo:min-width="2.869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4.462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252cm" fo:min-width="4.512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fill-color="#ffffff" draw:textarea-vertical-align="middle"/>
    </style:style>
    <style:style style:name="gr5" style:family="graphic" style:parent-style-name="objectwithoutfill">
      <style:graphic-properties svg:stroke-color="#000000" draw:marker-end="Arrowheads_20_2" draw:marker-end-width="0.3cm" draw:fill="none" draw:fill-color="#ffffff" draw:textarea-vertical-align="middle"/>
    </style:style>
    <style:style style:name="gr6" style:family="graphic" style:parent-style-name="objectwithoutfill">
      <style:graphic-properties svg:stroke-color="#000000" draw:marker-end="Arrowheads_20_3" draw:marker-end-width="0.3cm" draw:fill="none" draw:fill-color="#ffffff" draw:textarea-vertical-align="middle"/>
    </style:style>
    <style:style style:name="gr7" style:family="graphic" style:parent-style-name="objectwithoutfill">
      <style:graphic-properties svg:stroke-color="#000000" draw:marker-end="Arrowheads_20_4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763cm" svg:height="2.222cm" svg:x="4.587cm" svg:y="13.77cm">
          <text:p text:style-name="P1">Model</text:p>
          <text:p text:style-name="P1">“r-rc”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4.763cm" svg:height="2.222cm" svg:x="31.259cm" svg:y="13.77cm">
          <text:p text:style-name="P1">Res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4.962cm" svg:height="2.222cm" svg:x="10.655cm" svg:y="13.77cm">
          <text:p text:style-name="P1">Model::compile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7.086cm" svg:height="2.122cm" svg:x="16.869cm" svg:y="13.82cm">
          <text:p text:style-name="P1">Native code object for “r-rc”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4.962cm" svg:height="2.222cm" svg:x="25.255cm" svg:y="13.77cm">
          <text:p text:style-name="P1">r-rc::execute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.35cm" svg:y1="14.881cm" svg:x2="10.655cm" svg:y2="14.881cm" draw:start-shape="id1" draw:start-glue-point="10" draw:end-shape="id2" draw:end-glue-point="3" svg:d="M9350 14881h1305" svg:viewBox="0 0 1306 1">
          <text:p/>
        </draw:connector>
        <draw:connector draw:style-name="gr5" draw:text-style-name="P3" draw:layer="layout" draw:type="line" svg:x1="15.617cm" svg:y1="14.881cm" svg:x2="16.869cm" svg:y2="14.881cm" draw:start-shape="id2" draw:start-glue-point="1" draw:end-shape="id3" draw:end-glue-point="6" svg:d="M15617 14881h1252" svg:viewBox="0 0 1253 1">
          <text:p/>
        </draw:connector>
        <draw:connector draw:style-name="gr6" draw:text-style-name="P3" draw:layer="layout" draw:type="line" svg:x1="23.955cm" svg:y1="14.881cm" svg:x2="25.255cm" svg:y2="14.881cm" draw:start-shape="id3" draw:start-glue-point="10" draw:end-shape="id4" draw:end-glue-point="3" svg:d="M23955 14881h1300" svg:viewBox="0 0 1301 1">
          <text:p/>
        </draw:connector>
        <draw:connector draw:style-name="gr7" draw:text-style-name="P3" draw:layer="layout" draw:type="line" svg:x1="30.217cm" svg:y1="14.881cm" svg:x2="31.259cm" svg:y2="14.881cm" draw:start-shape="id4" draw:start-glue-point="1" draw:end-shape="id5" draw:end-glue-point="6" svg:d="M30217 14881h1042" svg:viewBox="0 0 1043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6:00:38.327155224</meta:creation-date>
    <dc:date>2024-01-05T16:03:16.940954971</dc:date>
    <meta:editing-duration>PT2M38S</meta:editing-duration>
    <meta:editing-cycles>1</meta:editing-cycles>
    <meta:document-statistic meta:object-count="9"/>
    <meta:generator>LibreOffice/7.5.9.2$Linux_X86_64 LibreOffice_project/50$Build-2</meta:generator>
  </office:meta>
</office:document-meta>
</file>